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BFD9500087A69C6A257A8.svg" manifest:media-type="image/svg+xml"/>
  <manifest:file-entry manifest:full-path="Pictures/100000000000019200000017E2FA7619.png" manifest:media-type="image/png"/>
  <manifest:file-entry manifest:full-path="Pictures/100000000000023B000001D20468DE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5.58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4">
      <style:graphic-properties draw:auto-grow-height="true" fo:min-height="12.17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auto-grow-height="true" fo:min-height="15cm"/>
    </style:style>
    <style:style style:name="pr9" style:family="presentation" style:parent-style-name="Default-outline1">
      <style:graphic-properties draw:auto-grow-height="true" fo:min-height="7.154cm"/>
    </style:style>
    <style:style style:name="pr10" style:family="presentation" style:parent-style-name="Default-outline1">
      <style:graphic-properties draw:auto-grow-height="true" fo:min-height="7.392cm"/>
    </style:style>
    <style:style style:name="pr11" style:family="presentation" style:parent-style-name="Default-title">
      <style:graphic-properties fo:min-height="3cm"/>
    </style:style>
    <style:style style:name="pr12" style:family="presentation" style:parent-style-name="Default-outline1">
      <style:graphic-properties draw:auto-grow-height="true" fo:min-height="15.5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5cm"/>
    </style:style>
    <style:style style:name="pr1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6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7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8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9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0" style:family="presentation" style:parent-style-name="Default-outline1">
      <style:graphic-properties fo:min-height="12.18cm"/>
    </style:style>
    <style:style style:name="pr21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2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3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9" style:family="paragraph">
      <style:paragraph-properties fo:margin-left="1.2cm" fo:margin-right="0cm" fo:margin-top="0cm" fo:margin-bottom="0cm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paragraph-properties fo:margin-top="0cm" fo:margin-bottom="0.1cm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000000" style:text-line-through-style="none" style:text-position="0% 100%" fo:font-family="'Andale Mono'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Andale Mono'" style:font-pitch="fixed" fo:font-size="22pt" style:font-size-asian="22pt" style:font-size-complex="22pt"/>
    </style:style>
    <style:style style:name="T6" style:family="text">
      <style:text-properties fo:font-family="'Andale Mono'" style:font-pitch="fixed" fo:font-size="21pt" style:font-size-asian="21pt" style:font-size-complex="21pt"/>
    </style:style>
    <style:style style:name="T7" style:family="text">
      <style:text-properties fo:font-family="'Andale Mono'" style:font-pitch="fixed" fo:font-size="24pt" style:font-size-asian="24pt" style:font-size-complex="24pt"/>
    </style:style>
    <style:style style:name="T8" style:family="text">
      <style:text-properties fo:font-family="'Andale Mono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'Ubuntu Mono'" style:font-pitch="fixed" fo:font-size="24pt" style:font-size-asian="24pt" style:font-size-complex="24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family="'Ubuntu Mono'" style:font-pitch="fixed" fo:font-size="22pt" style:font-size-asian="22pt" style:font-size-complex="22pt"/>
    </style:style>
    <style:style style:name="T12" style:family="text">
      <style:text-properties fo:color="#ff3333" fo:font-family="'Ubuntu Mono'" style:font-pitch="fixed"/>
    </style:style>
    <style:style style:name="T13" style:family="text">
      <style:text-properties fo:font-family="'Ubuntu Mono'" style:font-pitch="fixed"/>
    </style:style>
    <style:style style:name="T14" style:family="text">
      <style:text-properties fo:color="#ff3333" fo:font-family="'Ubuntu Mono'" style:font-pitch="fixed"/>
    </style:style>
    <style:style style:name="T15" style:family="text">
      <style:text-properties fo:font-family="'Ubuntu Mono'" style:font-pitch="fixed"/>
    </style:style>
    <style:style style:name="T16" style:family="text">
      <style:text-properties fo:font-family="'Andale Mono'" style:font-pitch="fixed" fo:font-size="24pt" style:font-size-asian="24pt" style:font-size-complex="24pt"/>
    </style:style>
    <style:style style:name="T17" style:family="text">
      <style:text-properties fo:color="#ff3333" fo:font-family="'Andale Mono'" style:font-pitch="fixed" fo:font-size="24pt" style:font-size-asian="24pt" style:font-size-complex="24pt"/>
    </style:style>
    <style:style style:name="T18" style:family="text">
      <style:text-properties fo:color="#ff3333" fo:font-family="'Ubuntu Mono'" style:font-pitch="fixed" fo:font-size="28pt" style:font-size-asian="28pt" style:font-size-complex="28pt"/>
    </style:style>
    <style:style style:name="T19" style:family="text">
      <style:text-properties style:use-window-font-color="true" fo:font-family="'Ubuntu Mono'" style:font-pitch="fixed"/>
    </style:style>
    <style:style style:name="T20" style:family="text">
      <style:text-properties fo:color="#000000" fo:font-family="'Ubuntu Mono'" style:font-pitch="fixed" fo:font-size="28pt" style:font-size-asian="28pt" style:font-size-complex="28pt"/>
    </style:style>
    <style:style style:name="T21" style:family="text">
      <style:text-properties style:use-window-font-color="true" fo:font-family="'Ubuntu Mono'" style:font-pitch="fixed" fo:font-size="28pt" style:font-size-asian="28pt" style:font-size-complex="28pt"/>
    </style:style>
    <style:style style:name="T22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3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4" style:family="text">
      <style:text-properties fo:color="#ff3333" fo:font-family="'Ubuntu Mono'" style:font-pitch="fixed" fo:font-size="24pt" style:font-size-asian="24pt" style:font-size-complex="24pt"/>
    </style:style>
    <style:style style:name="T25" style:family="text">
      <style:text-properties style:use-window-font-color="true" fo:font-family="'Ubuntu Mono'" style:font-pitch="fixed" fo:font-size="24pt" style:font-size-asian="24pt" style:font-size-complex="24pt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color="#000000" style:text-line-through-style="none" style:text-position="0% 100%" fo:font-family="'Luxi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3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2.8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3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3.8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3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RADIUS and FreeRADIUS</text:p>
          </draw:text-box>
        </draw:frame>
        <draw:frame presentation:style-name="pr2" draw:text-style-name="P1" draw:layer="layout" svg:width="25.199cm" svg:height="15cm" svg:x="1.4cm" svg:y="4cm" presentation:class="subtitle">
          <draw:text-box>
            <text:p text:style-name="P1"><text:span text:style-name="T1">Chris Wilson, Aptivate Ltd.</text:span></text:p>
            <text:p text:style-name="P1"><text:span text:style-name="T1">Presented at AfNOG 2014</text:span></text:p>
            <text:p text:style-name="P1"><text:span text:style-name="T1"/></text:p>
            <text:p text:style-name="P1"><text:span text:style-name="T2">Based on “FreeRADIUS Install and</text:span></text:p>
            <text:p text:style-name="P1"><text:span text:style-name="T2">Configuration” by Frank A. Kuse</text:span></text:p>
            <text:p text:style-name="P1"><text:span text:style-name="T2"/></text:p>
            <text:p text:style-name="P1"><text:span text:style-name="T2">Download this presentation at:</text:span></text:p>
            <text:p text:style-name="P1"><text:span text:style-name="T2"><text:a xlink:href="http://github.com/afnog/sse/tree/master/radius" xlink:type="simple">http://github.com/afnog/sse/tree/master/radiu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Ingredients</text:p>
          </draw:text-box>
        </draw:frame>
        <draw:frame presentation:style-name="pr4" draw:text-style-name="P1" draw:layer="layout" svg:width="25.199cm" svg:height="14.853cm" svg:x="1.4cm" svg:y="4cm" presentation:class="outline" presentation:user-transformed="true">
          <draw:text-box>
            <text:list text:style-name="L2">
              <text:list-item>
                <text:p text:style-name="P1">Theory</text:p>
                <text:list>
                  <text:list-item>
                    <text:p>What is RADIUS</text:p>
                  </text:list-item>
                  <text:list-item>
                    <text:p>Why use RADIUS</text:p>
                  </text:list-item>
                  <text:list-item>
                    <text:p>How RADIUS works</text:p>
                  </text:list-item>
                  <text:list-item>
                    <text:p>User database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 text:style-name="P1">Practical</text:p>
                <text:list>
                  <text:list-item>
                    <text:p>Installing FreeRADIUS</text:p>
                  </text:list-item>
                  <text:list-item>
                    <text:p>Adding RADIUS users</text:p>
                  </text:list-item>
                  <text:list-item>
                    <text:p>Authenticating services that use P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is RADIUS?</text:p>
          </draw:text-box>
        </draw:frame>
        <draw:frame draw:name="Text Placeholder 2" presentation:style-name="Default-outline1" draw:layer="layout" svg:width="25.199cm" svg:height="11.789cm" svg:x="1.4cm" svg:y="4cm" presentation:class="outline" presentation:user-transformed="true">
          <draw:text-box>
            <text:list text:style-name="L2">
              <text:list-item>
                <text:p>Remote Authentication Dial In User Service</text:p>
              </text:list-item>
              <text:list-item>
                <text:p>Authentication</text:p>
                <text:list>
                  <text:list-item>
                    <text:p>“Who are you?”</text:p>
                  </text:list-item>
                </text:list>
              </text:list-item>
              <text:list-item>
                <text:p>Authorization</text:p>
                <text:list>
                  <text:list-item>
                    <text:p>“What services am I allowed to give you?”</text:p>
                  </text:list-item>
                </text:list>
              </text:list-item>
              <text:list-item>
                <text:p>Accounting</text:p>
                <text:list>
                  <text:list-item>
                    <text:p>“What did you do with my services while you were using them?”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RADIUS?</text:p>
          </draw:text-box>
        </draw:frame>
        <draw:frame draw:name="Text Placeholder 2" presentation:style-name="Default-outline1" draw:layer="layout" svg:width="25.199cm" svg:height="12.721cm" svg:x="1.4cm" svg:y="4cm" presentation:class="outline" presentation:user-transformed="true">
          <draw:text-box>
            <text:list text:style-name="L2">
              <text:list-item>
                <text:p>What are the alternatives?</text:p>
                <text:list>
                  <text:list-item>
                    <text:p>LDAP, Kerberos, Active Directory</text:p>
                  </text:list-item>
                </text:list>
              </text:list-item>
              <text:list-item>
                <text:p>Advantages of RADIUS:</text:p>
                <text:list>
                  <text:list-item>
                    <text:p>Lightweight and efficient</text:p>
                  </text:list-item>
                  <text:list-item>
                    <text:p>Supported by many clients, e.g. 802.1x, switches and routers</text:p>
                  </text:list-item>
                </text:list>
              </text:list-item>
              <text:list-item>
                <text:p>Disadvantages of RADIUS:</text:p>
                <text:list>
                  <text:list-item>
                    <text:p>Limited attribute set, limited use for desktop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How does RADIUS work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uthentication</text:p>
                <text:list>
                  <text:list-item>
                    <text:p>Password authentication, plain text and hashed</text:p>
                  </text:list-item>
                  <text:list-item>
                    <text:p>Lookup in various user databases: passwd, SQL, text</text:p>
                  </text:list-item>
                </text:list>
              </text:list-item>
              <text:list-item>
                <text:p>Authorization</text:p>
                <text:list>
                  <text:list-item>
                    <text:p>Using a set of rules or other templates</text:p>
                  </text:list-item>
                </text:list>
              </text:list-item>
              <text:list-item>
                <text:p>Accounting</text:p>
                <text:list>
                  <text:list-item>
                    <text:p>Measuring, communicating and recording resources accessed by user</text:p>
                  </text:list-item>
                </text:list>
              </text:list-item>
              <text:list-item>
                <text:p>See Wikipedia for list of RFC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Default" presentation:presentation-page-layout-name="AL3T14">
        <office:forms form:automatic-focus="false" form:apply-design-mode="false"/>
        <draw:frame draw:name="Title 2" presentation:style-name="pr6" draw:layer="layout" svg:width="25.199cm" svg:height="3cm" svg:x="1.4cm" svg:y="0.5cm" presentation:class="title">
          <draw:text-box>
            <text:p>RADIUS Architecture</text:p>
          </draw:text-box>
        </draw:frame>
        <draw:frame presentation:style-name="pr9" draw:layer="layout" svg:width="25.199cm" svg:height="7.154cm" svg:x="1.4cm" svg:y="4cm" presentation:class="outline">
          <draw:text-box>
            <text:list text:style-name="L2">
              <text:list-item>
                <text:p>RADIUS protocol is between NAS and AAA server</text:p>
              </text:list-item>
              <text:list-item>
                <text:p>NAS controls access to protected resource</text:p>
              </text:list-item>
            </text:list>
          </draw:text-box>
        </draw:frame>
        <draw:frame draw:style-name="gr2" draw:text-style-name="P4" draw:layer="layout" svg:width="24cm" svg:height="7.3cm" svg:x="2cm" svg:y="9.614cm" presentation:class="graphic" presentation:user-transformed="true">
          <draw:image xlink:href="Pictures/20000001000BFD9500087A69C6A257A8.sv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does RADIUS do?</text:p>
          </draw:text-box>
        </draw:frame>
        <draw:frame draw:name="Text Placeholder 2" presentation:style-name="pr8" draw:layer="layout" svg:width="25.199cm" svg:height="16.107cm" svg:x="1.4cm" svg:y="4cm" presentation:class="outline">
          <draw:text-box>
            <text:list text:style-name="L2">
              <text:list-item>
                <text:p>NAS sends an Authentication-Request to AAA server</text:p>
                <text:list>
                  <text:list-item>
                    <text:p>user name</text:p>
                  </text:list-item>
                  <text:list-item>
                    <text:p>password hashed with secret shared</text:p>
                  </text:list-item>
                  <text:list-item>
                    <text:p>some client specific information</text:p>
                  </text:list-item>
                </text:list>
              </text:list-item>
              <text:list-item>
                <text:p>AAA server receives an Authentication-Request</text:p>
                <text:list>
                  <text:list-item>
                    <text:p>consults password databases:</text:p>
                  </text:list-item>
                  <text:list-item>
                    <text:p>looks up the username and client-specific info</text:p>
                  </text:list-item>
                  <text:list-item>
                    <text:p>retrieves unhashed password, and other Check Items</text:p>
                  </text:list-item>
                  <text:list-item>
                    <text:p>hashes and compares with request contents</text:p>
                  </text:list-item>
                  <text:list-item>
                    <text:p>sends an Access-Accept or Access-Reject packet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do we need RADIUS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Many services require password authentication!</text:p>
              </text:list-item>
              <text:list-item>
                <text:p>Users don't want to remember many passwords</text:p>
              </text:list-item>
              <text:list-item>
                <text:p>Easier to change password regularly or if compromised</text:p>
              </text:list-item>
              <text:list-item>
                <text:p>Easier to secure a single password database</text:p>
              </text:list-item>
              <text:list-item>
                <text:p>Enables user-password auth with 802.1x</text:p>
              </text:list-item>
              <text:list-item>
                <text:p>Alternative to TACACS for network equipment</text:p>
              </text:list-item>
              <text:list-item>
                <text:p>Used for PPP authentication in ISPs (PAP/CHAP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ADIUS message types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ccess-Request</text:p>
              </text:list-item>
              <text:list-item>
                <text:p>Access-Challenge</text:p>
              </text:list-item>
              <text:list-item>
                <text:p>Access-Accept</text:p>
              </text:list-item>
              <text:list-item>
                <text:p>Access-Reject</text:p>
              </text:list-item>
              <text:list-item>
                <text:p>Accounting-Request</text:p>
              </text:list-item>
              <text:list-item>
                <text:p>Accounting-Response</text:p>
              </text:list-item>
              <text:list-item>
                <text:p>Status-Server (experimental)</text:p>
              </text:list-item>
              <text:list-item>
                <text:p>Status-Client (experimental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1cm" presentation:class="title" presentation:user-transformed="true">
          <draw:text-box>
            <text:p>RADIUS attributes</text:p>
          </draw:text-box>
        </draw:frame>
        <draw:frame draw:name="Text Placeholder 2" presentation:style-name="pr8" draw:layer="layout" svg:width="25.199cm" svg:height="16.185cm" svg:x="1.4cm" svg:y="4cm" presentation:class="outline">
          <draw:text-box>
            <text:list text:style-name="L2">
              <text:list-item>
                <text:p>Name=Value</text:p>
                <text:list>
                  <text:list-item>
                    <text:p>User-Name</text:p>
                  </text:list-item>
                  <text:list-item>
                    <text:p>User-Password</text:p>
                  </text:list-item>
                  <text:list-item>
                    <text:p>NAS-IP-Address</text:p>
                  </text:list-item>
                  <text:list-item>
                    <text:p>NAS-Port</text:p>
                  </text:list-item>
                  <text:list-item>
                    <text:p>Service-Type</text:p>
                  </text:list-item>
                  <text:list-item>
                    <text:p>NAS-Identifier</text:p>
                  </text:list-item>
                  <text:list-item>
                    <text:p>Framed-Protocol</text:p>
                  </text:list-item>
                  <text:list-item>
                    <text:p>Vendor-Specific</text:p>
                  </text:list-item>
                  <text:list-item>
                    <text:p>Calling-Station-ID</text:p>
                  </text:list-item>
                  <text:list-item>
                    <text:p>Called-Station-I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3T14">
        <office:forms form:automatic-focus="false" form:apply-design-mode="false"/>
        <draw:frame presentation:style-name="pr10" draw:text-style-name="P6" draw:layer="layout" svg:width="25.199cm" svg:height="7.392cm" svg:x="1.4cm" svg:y="4cm" presentation:class="outline" presentation:user-transformed="true">
          <draw:text-box>
            <text:p text:style-name="P5"><text:span text:style-name="T3">Franko</text:span><text:span text:style-name="T3"><text:tab/></text:span><text:span text:style-name="T3"><text:tab/></text:span><text:span text:style-name="T3">Password = 'testing12'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Service-Type = Frame-User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protocol = PPP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Address = 192.168.1.4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Netmask = 255.255.255.0</text:span></text:p>
          </draw:text-box>
        </draw:frame>
        <draw:frame presentation:style-name="pr11" draw:layer="layout" svg:width="25.199cm" svg:height="3cm" svg:x="1.4cm" svg:y="0.5cm" presentation:class="title" presentation:user-transformed="true">
          <draw:text-box>
            <text:p>User entry example</text:p>
          </draw:text-box>
        </draw:frame>
        <draw:frame presentation:style-name="Default-outline1" draw:layer="layout" svg:width="25.199cm" svg:height="7.549cm" svg:x="1.4cm" svg:y="12.095cm" presentation:class="outline" presentation:user-transformed="true">
          <draw:text-box>
            <text:list text:style-name="L2">
              <text:list-item>
                <text:p>Username is Franko (case sensitive!)</text:p>
              </text:list-item>
              <text:list-item>
                <text:p>Check items (first line, all must match Access-Req):</text:p>
                <text:list>
                  <text:list-item>
                    <text:p>password = testing12</text:p>
                  </text:list-item>
                </text:list>
              </text:list-item>
              <text:list-item>
                <text:p>Reply items (indented lines):</text:p>
                <text:list>
                  <text:list-item>
                    <text:p>Service-Type, Framed-IP-Address..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User name and check items</text:p>
          </draw:text-box>
        </draw:frame>
        <draw:frame presentation:style-name="pr12" draw:layer="layout" svg:width="25.199cm" svg:height="15.868cm" svg:x="1.4cm" svg:y="4cm" presentation:class="outline" presentation:user-transformed="true">
          <draw:text-box>
            <text:list text:style-name="L2">
              <text:list-item>
                <text:p>Username</text:p>
                <text:list>
                  <text:list-item>
                    <text:p>First part of each user entry</text:p>
                  </text:list-item>
                  <text:list-item>
                    <text:p>Up to 63 printable, non-space, ASCII characters</text:p>
                  </text:list-item>
                </text:list>
              </text:list-item>
              <text:list-item>
                <text:p>Check Items</text:p>
                <text:list>
                  <text:list-item>
                    <text:p>Listed on the first line of a user entry, after username</text:p>
                  </text:list-item>
                  <text:list-item>
                    <text:p>Multiple items are separated by commas</text:p>
                  </text:list-item>
                  <text:list-item>
                    <text:p>Entry only matches if all check items are present in the Access-Request and match</text:p>
                  </text:list-item>
                  <text:list-item>
                    <text:p><text:span text:style-name="T4">Fall-Through = Yes</text:span> allows server to try other entries</text:p>
                  </text:list-item>
                </text:list>
              </text:list-item>
              <text:list-item>
                <text:p>First line (user name + check items) must not exceed 255 characters.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Operators in user entries</text:p>
          </draw:text-box>
        </draw:frame>
        <draw:frame presentation:style-name="pr8" draw:layer="layout" svg:width="25.199cm" svg:height="15.354cm" svg:x="1.4cm" svg:y="4cm" presentation:class="outline">
          <draw:text-box>
            <text:list text:style-name="L2">
              <text:list-item>
                <text:p>The “=” and “==” operators mean different things in <text:span text:style-name="T4">check items</text:span> and <text:span text:style-name="T4">reply items</text:span>!</text:p>
              </text:list-item>
              <text:list-item>
                <text:p>In check items:</text:p>
                <text:list>
                  <text:list-item>
                    <text:p>Use “=” for server configuration attributes (Password, Auth-Type)</text:p>
                    <text:list>
                      <text:list-item>
                        <text:p>Sets the value if not already set (set without override)</text:p>
                      </text:list-item>
                    </text:list>
                  </text:list-item>
                  <text:list-item>
                    <text:p>Use “==” for RADIUS protocol attributes</text:p>
                    <text:list>
                      <text:list-item>
                        <text:p>True if value is present and has the same value, never sets</text:p>
                      </text:list-item>
                    </text:list>
                  </text:list-item>
                </text:list>
              </text:list-item>
              <text:list-item>
                <text:p>In reply items:</text:p>
                <text:list>
                  <text:list-item>
                    <text:p>Use “=” for RADIUS protocol attributes</text:p>
                  </text:list-item>
                  <text:list-item>
                    <text:p>Do not use “==”, it is never vali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Auth-Type check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d to specify where (how) to lookup the password:</text:p>
                <text:list>
                  <text:list-item>
                    <text:p>Local (in the users file)</text:p>
                  </text:list-item>
                  <text:list-item>
                    <text:p>System (query the OS, /etc/shadow or PAM) </text:p>
                  </text:list-item>
                  <text:list-item>
                    <text:p>SecurID</text:p>
                  </text:list-item>
                </text:list>
              </text:list-item>
              <text:list-item>
                <text:p>Defaults to Local</text:p>
              </text:list-item>
              <text:list-item>
                <text:p>Example:</text:p>
                <text:p><text:span text:style-name="T5">Franko</text:span><text:span text:style-name="T5"><text:tab/></text:span><text:span text:style-name="T5"><text:tab/></text:span><text:span text:style-name="T5">Auth-Type = Local, Password = 'test123'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Password expiration</text:p>
          </draw:text-box>
        </draw:frame>
        <draw:frame presentation:style-name="pr12" draw:text-style-name="P8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isable logins after a particular date</text:p>
              </text:list-item>
              <text:list-item>
                <text:p>Use the <text:span text:style-name="T4">Expiration</text:span> check item:</text:p>
                <text:p><text:span text:style-name="T5">Franko Password=”test12”, Expiration=“May 12 2009”</text:span></text:p>
              </text:list-item>
              <text:list-item>
                <text:p>Date must be specified in “Mmm dd yyyy” format!</text:p>
              </text:list-item>
              <text:list-item>
                <text:p>Use the <text:span text:style-name="T4">Password-Warning</text:span> check item to warn the user <text:span text:style-name="T4">before</text:span> their password expires:</text:p>
                <text:p><text:span text:style-name="T5">VALUE</text:span><text:span text:style-name="T5"><text:tab/></text:span><text:span text:style-name="T5"><text:tab/></text:span><text:span text:style-name="T5">Server-Config <text:s/>Password-Expiration</text:span><text:span text:style-name="T5"><text:tab/></text:span><text:span text:style-name="T5">30</text:span></text:p>
                <text:p><text:span text:style-name="T5">VALUE</text:span><text:span text:style-name="T5"><text:tab/></text:span><text:span text:style-name="T5"><text:tab/></text:span><text:span text:style-name="T5">Server-Config <text:s/>Password-Warning</text:span><text:span text:style-name="T5"><text:tab/></text:span><text:span text:style-name="T5"><text:tab/></text:span><text:span text:style-name="T5">5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ecking the NAS IP address and port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NAS-IP-Address check item</text:p>
                <text:list>
                  <text:list-item>
                    <text:p>Matches a particular NAS (by IP address)</text:p>
                  </text:list-item>
                  <text:list-item>
                    <text:p>Will only match if the user connected to (Access-Request came from) that specific NAS.</text:p>
                  </text:list-item>
                </text:list>
              </text:list-item>
              <text:list-item>
                <text:p>NAS-Port-Type check item</text:p>
                <text:list>
                  <text:list-item>
                    <text:p>Will only match if the NAS reports that the user connected to a specify the type of port</text:p>
                  </text:list-item>
                  <text:list-item>
                    <text:p>Options include: Async, Sync, ISDN</text:p>
                  </text:list-item>
                </text:list>
              </text:list-item>
              <text:list-item>
                <text:p>NAS-Port check item</text:p>
                <text:list>
                  <text:list-item>
                    <text:p>Will only match if the NAS reports that the user connected to a specific port (ethernet or serial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all check items in the user entry are satisfied by the access-request, then:</text:p>
              </text:list-item>
              <text:list-item>
                <text:p>Radius server sends an Access-Accept packet to the NAS, containing the reply items</text:p>
              </text:list-item>
              <text:list-item>
                <text:p>Gives information to the NAS about the user</text:p>
                <text:list>
                  <text:list-item>
                    <text:p>For example, which IP address to assign to them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Simple example:</text:p>
                <text:p><text:span text:style-name="T3">Franko</text:span><text:span text:style-name="T3"><text:tab/></text:span><text:span text:style-name="T3"><text:tab/></text:span><text:span text:style-name="T3"><text:tab/></text:span><text:span text:style-name="T3">Auth-Type = System</text:span></text:p>
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ce-Type = Framed-Us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he Service-Type reply item</text:p>
          </draw:text-box>
        </draw:frame>
        <draw:frame presentation:style-name="pr14" draw:layer="layout" svg:width="25.199cm" svg:height="15.687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Framed-User requires a Framed-Protocol: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Framed-IP-Address reply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pecifies the user's IP address to the NAS</text:p>
              </text:list-item>
              <text:list-item>
                <text:p>Set to 255.255.255.255 to force the NAS to negotiate the address with the end-node (dial-in user)</text:p>
              </text:list-item>
              <text:list-item>
                <text:p>Set to 255.255.255.254, or leave out, to force the NAS to assign an IP address to the dial-in user from the assigned address pool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  <text:p><text:span text:style-name="T3"><text:s text:c="8"/></text:span><text:span text:style-name="T3">Framed-IP-Address = 192.168.1.4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Netmask and Route reply items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 <text:span text:style-name="T4">Framed-IP-Netmask</text:span> to specify a netmask for the user's IP address</text:p>
                <text:list>
                  <text:list-item>
                    <text:p>The default subnet mask is 255.255.255.255</text:p>
                  </text:list-item>
                </text:list>
              </text:list-item>
              <text:list-item>
                <text:p>Use <text:span text:style-name="T4">Framed-Route</text:span> to add a route to NAS routing table when service to the user begins</text:p>
                <text:list>
                  <text:list-item>
                    <text:p>Three pieces of information are required:</text:p>
                    <text:list>
                      <text:list-item>
                        <text:p>the destination IP address</text:p>
                      </text:list-item>
                      <text:list-item>
                        <text:p>gateway IP address</text:p>
                      </text:list-item>
                      <text:list-item>
                        <text:p>metric</text:p>
                      </text:list-item>
                    </text:list>
                  </text:list-item>
                  <text:list-item>
                    <text:p>For example:</text:p>
                    <text:list>
                      <text:list-item>
                        <text:p><text:span text:style-name="T6">Framed-Route = “196.200.219.0 196.200.219.4 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records</text:p>
          </draw:text-box>
        </draw:frame>
        <draw:frame presentation:style-name="pr12" draw:text-style-name="P6" draw:layer="layout" svg:width="25.199cm" svg:height="15.698cm" svg:x="1.4cm" svg:y="4cm" presentation:class="outline" presentation:user-transformed="true">
          <draw:text-box>
            <text:list text:style-name="L2">
              <text:list-item>
                <text:p>FreeRADIUS writes to its Detail log file</text:p>
              </text:list-item>
              <text:list-item>
                <text:p>Typically <text:span text:style-name="T4">Start</text:span> and <text:span text:style-name="T4">Stop</text:span> accounting records</text:p>
              </text:list-item>
            </text:list>
            <text:p text:style-name="P9"><text:span text:style-name="T7">Tue May 12 14:12:14 2009</text:span></text:p>
            <text:p text:style-name="P9"><text:span text:style-name="T7"><text:tab/></text:span><text:span text:style-name="T7"><text:tab/></text:span><text:span text:style-name="T7"><text:tab/></text:span><text:span text:style-name="T7">Acct-Session-Id = “25000005”</text:span></text:p>
            <text:p text:style-name="P9"><text:span text:style-name="T7"><text:tab/></text:span><text:span text:style-name="T7"><text:tab/></text:span><text:span text:style-name="T7"><text:tab/></text:span><text:span text:style-name="T7">User-Name = “franko”</text:span></text:p>
            <text:p text:style-name="P9"><text:span text:style-name="T7"><text:tab/></text:span><text:span text:style-name="T7"><text:tab/></text:span><text:span text:style-name="T7"><text:tab/></text:span><text:span text:style-name="T7">NAS-IP-Address = 196.200.219.2</text:span></text:p>
            <text:p text:style-name="P9"><text:span text:style-name="T7"><text:tab/></text:span><text:span text:style-name="T7"><text:tab/></text:span><text:span text:style-name="T7"><text:tab/></text:span><text:span text:style-name="T7">NAS-Port = 1</text:span></text:p>
            <text:p text:style-name="P9"><text:span text:style-name="T7"><text:tab/></text:span><text:span text:style-name="T7"><text:tab/></text:span><text:span text:style-name="T7"><text:tab/></text:span><text:span text:style-name="T7">NAS-Port-Type = Async</text:span></text:p>
            <text:p text:style-name="P9"><text:span text:style-name="T7"><text:tab/></text:span><text:span text:style-name="T7"><text:tab/></text:span><text:span text:style-name="T7"><text:tab/></text:span><text:span text:style-name="T7">Acct-Status-Type = </text:span><text:span text:style-name="T8">Start</text:span></text:p>
            <text:p text:style-name="P9"><text:span text:style-name="T7"><text:tab/></text:span><text:span text:style-name="T7"><text:tab/></text:span><text:span text:style-name="T7"><text:tab/></text:span><text:span text:style-name="T7">Acct-Authentic = RADIUS</text:span></text:p>
            <text:p text:style-name="P9"><text:span text:style-name="T7"><text:tab/></text:span><text:span text:style-name="T7"><text:tab/></text:span><text:span text:style-name="T7"><text:tab/></text:span><text:span text:style-name="T7">Service-Type = Login-User</text:span></text:p>
            <text:p text:style-name="P9"><text:span text:style-name="T7"><text:tab/></text:span><text:span text:style-name="T7"><text:tab/></text:span><text:span text:style-name="T7"><text:tab/></text:span><text:span text:style-name="T7">Login-Service = Telnet</text:span></text:p>
            <text:p text:style-name="P9"><text:span text:style-name="T7"><text:tab/></text:span><text:span text:style-name="T7"><text:tab/></text:span><text:span text:style-name="T7"><text:tab/></text:span><text:span text:style-name="T7">Login-IP-Host = 196.200.219.254</text:span></text:p>
            <text:p text:style-name="P9"><text:span text:style-name="T7"><text:tab/></text:span><text:span text:style-name="T7"><text:tab/></text:span><text:span text:style-name="T7"><text:tab/></text:span><text:span text:style-name="T7">Acct-Delay-Time = 0</text:span></text:p>
            <text:p text:style-name="P9"><text:span text:style-name="T7"><text:tab/></text:span><text:span text:style-name="T7"><text:tab/></text:span><text:span text:style-name="T7"><text:tab/></text:span><text:span text:style-name="T7">Timestamp = 838763356</text:span></text:p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attributes</text:p>
          </draw:text-box>
        </draw:frame>
        <draw:frame presentation:style-name="pr8" draw:text-style-name="P6" draw:layer="layout" svg:width="25.199cm" svg:height="15cm" svg:x="1.4cm" svg:y="4cm" presentation:class="outline">
          <draw:text-box>
            <text:list text:style-name="L2">
              <text:list-item>
                <text:p>Acct-Status-Type attribute</text:p>
                <text:list>
                  <text:list-item>
                    <text:p>indicates whether the record was sent when the connection began (Start) or when it ended (Stop)</text:p>
                  </text:list-item>
                </text:list>
              </text:list-item>
              <text:list-item>
                <text:p>Acct-Session-Id attribute</text:p>
                <text:list>
                  <text:list-item>
                    <text:p>ties the Start and Stop records together, indicating that it's the same sess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3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What is FreeRADIUS?</text:p>
          </draw:text-box>
        </draw:frame>
        <draw:frame draw:name="Text Placeholder 2" presentation:style-name="pr15" draw:text-style-name="P10" draw:layer="layout" svg:width="25.199cm" svg:height="15cm" svg:x="1.4cm" svg:y="4cm" presentation:class="outline">
          <draw:text-box>
            <text:list text:style-name="L2">
              <text:list-item>
                <text:p>The premier open source RADIUS server</text:p>
              </text:list-item>
              <text:list-item>
                <text:p>Similar to Livingston RADIUS 2.0</text:p>
              </text:list-item>
              <text:list-item>
                <text:p>Many additional features</text:p>
              </text:list-item>
              <text:list-item>
                <text:p>Free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Practical exercise overview</text:p>
          </draw:text-box>
        </draw:frame>
        <draw:frame draw:name="Text Placeholder 2" presentation:style-name="pr16" draw:text-style-name="P10" draw:layer="layout" svg:width="25.199cm" svg:height="15cm" svg:x="1.4cm" svg:y="4cm" presentation:class="outline">
          <draw:text-box>
            <text:list text:style-name="L2">
              <text:list-item>
                <text:p>Build and install FreeRADIUS</text:p>
              </text:list-item>
              <text:list-item>
                <text:p>Configure and start FreeRADIUS</text:p>
              </text:list-item>
              <text:list-item>
                <text:p>Test authentication using FreeRADIUS</text:p>
              </text:list-item>
              <text:list-item>
                <text:p>Convert a service to authenticate using RADIU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Nagios RADIUS Plugin</text:p>
          </draw:text-box>
        </draw:frame>
        <draw:frame draw:name="Text Placeholder 2" presentation:style-name="pr17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o we can check our RADIUS server with Nagios:</text:p>
                <text:list>
                  <text:list-item>
                    <text:p><text:span text:style-name="T9">sudo pkg install gcc</text:span></text:p>
                  </text:list-item>
                  <text:list-item>
                    <text:p><text:span text:style-name="T9">fetch -o check_radius_adv_2006_08_23.tar.gz 'http://exchange.nagios.org/components/com_mtree/attachment.php?link_id=295&amp;cf_id=29'</text:span></text:p>
                  </text:list-item>
                  <text:list-item>
                    <text:p><text:span text:style-name="T9">mkdir check_radius</text:span></text:p>
                  </text:list-item>
                  <text:list-item>
                    <text:p><text:span text:style-name="T9">cd check_radius</text:span></text:p>
                  </text:list-item>
                  <text:list-item>
                    <text:p><text:span text:style-name="T9">tar xzvf ../check_radius_adv_2006_08_23.tar.gz</text:span></text:p>
                  </text:list-item>
                  <text:list-item>
                    <text:p><text:span text:style-name="T9">make CC=cc LIBS=</text:span></text:p>
                  </text:list-item>
                  <text:list-item>
                    <text:p><text:span text:style-name="T9">sudo cp check_radius_adv /usr/local/libexec/nagio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Nagios to monitor RADIUS</text:p>
          </draw:text-box>
        </draw:frame>
        <draw:frame draw:name="Text Placeholder 2" presentation:style-name="pr18" draw:text-style-name="P10" draw:layer="layout" svg:width="25.199cm" svg:height="15.604cm" svg:x="1.4cm" svg:y="4cm" presentation:class="outline" presentation:user-transformed="true">
          <draw:text-box>
            <text:list text:style-name="L2">
              <text:list-item>
                <text:p>So we'll know when our RADIUS server is installed and running, add to <text:span text:style-name="T4">/usr/local/etc/nagios/servers/pcXX.cfg</text:span><text:span text:style-name="T10">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1">define command {</text:span></text:p>
                  </text:list-item>
                  <text:list-item>
                    <text:p text:style-name="P11"><text:span text:style-name="T11"><text:s text:c="8"/></text:span><text:span text:style-name="T11">command_name <text:s text:c="3"/>check_radius</text:span></text:p>
                  </text:list-item>
                  <text:list-item>
                    <text:p text:style-name="P11"><text:span text:style-name="T11"><text:s text:c="8"/></text:span><text:span text:style-name="T11">command_line <text:s text:c="3"/>$USER1$/check_radius_adv -r $HOSTADDRESS$ -u afnog -p afnog -s testing123</text:span></text:p>
                  </text:list-item>
                  <text:list-item>
                    <text:p text:style-name="P11"><text:span text:style-name="T11">}</text:span></text:p>
                  </text:list-item>
                  <text:list-item>
                    <text:p text:style-name="P11"><text:span text:style-name="T11">define service {</text:span></text:p>
                  </text:list-item>
                  <text:list-item>
                    <text:p text:style-name="P11"><text:span text:style-name="T11"><text:s text:c="8"/></text:span><text:span text:style-name="T11">use generic-service</text:span></text:p>
                  </text:list-item>
                  <text:list-item>
                    <text:p text:style-name="P11"><text:span text:style-name="T11"><text:s text:c="8"/></text:span><text:span text:style-name="T11">host_name pc1</text:span></text:p>
                  </text:list-item>
                  <text:list-item>
                    <text:p text:style-name="P11"><text:span text:style-name="T11"><text:s text:c="8"/></text:span><text:span text:style-name="T11">service_description RADIUS</text:span></text:p>
                  </text:list-item>
                  <text:list-item>
                    <text:p text:style-name="P11"><text:span text:style-name="T11"><text:s text:c="8"/></text:span><text:span text:style-name="T11">check_command check_radius</text:span></text:p>
                  </text:list-item>
                  <text:list-item>
                    <text:p text:style-name="P11"><text:span text:style-name="T11">}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19" draw:text-style-name="P10" draw:layer="layout" svg:width="25.199cm" svg:height="16.296cm" svg:x="1.4cm" svg:y="4cm" presentation:class="outline" presentation:user-transformed="true">
          <draw:text-box>
            <text:list text:style-name="L2">
              <text:list-item>
                <text:p>Installing a binary package:</text:p>
                <text:list>
                  <text:list-item>
                    <text:p>sudo pkg install freeradius3</text:p>
                  </text:list-item>
                </text:list>
              </text:list-item>
              <text:list-item>
                <text:p>Installing from ports (don't do this yet!)</text:p>
                <text:list>
                  <text:list-item>
                    <text:p>/usr/ports/net/freeradius</text:p>
                  </text:list-item>
                  <text:list-item>
                    <text:p>sudo make install</text:p>
                  </text:list-item>
                  <text:list-item>
                    <text:p>Select any options you might need (none)</text:p>
                  </text:list-item>
                </text:list>
              </text:list-item>
              <text:list-item>
                <text:p>Watch it install:</text:p>
                <text:list>
                  <text:list-item>
                    <text:p>init script in <text:span text:style-name="T7">/usr/local/etc/rc.d/radiusd</text:span></text:p>
                  </text:list-item>
                </text:list>
              </text:list-item>
              <text:list-item>
                <text:p>Add to /etc/rc.conf: <text:span text:style-name="T7">radiusd_enable="YES"</text:span></text:p>
              </text:list-item>
              <text:list-item>
                <text:p>Run <text:span text:style-name="T7">sudo /usr/local/etc/rc.d/radiusd start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2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Checking FreeRADIUS</text:p>
          </draw:text-box>
        </draw:frame>
        <draw:frame presentation:style-name="pr20" draw:layer="layout" svg:width="25.199cm" svg:height="13.865cm" svg:x="1.4cm" svg:y="4cm" presentation:class="outline" presentation:user-transformed="true">
          <draw:text-box>
            <text:list text:style-name="L2">
              <text:list-item>
                <text:p>Check that radiusd is running:</text:p>
                <text:list>
                  <text:list-item>
                    <text:p><text:span text:style-name="T12">sudo /usr/local/etc/rc.d/radiusd status</text:span></text:p>
                  </text:list-item>
                  <text:list-item>
                    <text:p><text:span text:style-name="T13">radiusd is not running.</text:span></text:p>
                  </text:list-item>
                </text:list>
              </text:list-item>
              <text:list-item>
                <text:p>Oh no! What's wrong?</text:p>
                <text:list>
                  <text:list-item>
                    <text:p><text:span text:style-name="T14">sudo /usr/local/sbin/radiusd -X</text:span></text:p>
                  </text:list-item>
                  <text:list-item>
                    <text:p><text:span text:style-name="T15">…</text:span></text:p>
                  </text:list-item>
                  <text:list-item>
                    <text:p><text:span text:style-name="T15">Refusing to start with libssl version OpenSSL 1.0.1e-freebsd …</text:span></text:p>
                  </text:list-item>
                  <text:list-item>
                    <text:p><text:span text:style-name="T15">Security advisory CVE-2014-0160 (Heartbleed)</text:span></text:p>
                  </text:list-item>
                </text:list>
              </text:list-item>
              <text:list-item>
                <text:p>Need to update FreeBSD first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0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Updating FreeBSD</text:p>
          </draw:text-box>
        </draw:frame>
        <draw:frame presentation:style-name="pr20" draw:layer="layout" svg:width="25.199cm" svg:height="15.972cm" svg:x="1.4cm" svg:y="4cm" presentation:class="outline" presentation:user-transformed="true">
          <draw:text-box>
            <text:list text:style-name="L2">
              <text:list-item>
                <text:p>Install FreeBSD updates:</text:p>
                <text:list>
                  <text:list-item>
                    <text:p><text:span text:style-name="T12">sudo freebsd-update fetch install</text:span></text:p>
                  </text:list-item>
                  <text:list-item>
                    <text:p>Press <text:span text:style-name="T14">q</text:span> to close the file list</text:p>
                  </text:list-item>
                </text:list>
              </text:list-item>
              <text:list-item>
                <text:p>Tell FreeRADIUS that it's been patched:</text:p>
                <text:list>
                  <text:list-item>
                    <text:p>Edit /usr/local/etc/raddb/radiusd.conf (with sudo)</text:p>
                  </text:list-item>
                  <text:list-item>
                    <text:p>Find the allow_vulnerable_openssl line</text:p>
                  </text:list-item>
                  <text:list-item>
                    <text:p><text:span text:style-name="T12">allow_vulnerable_openssl = 'CVE-2014-0160'</text:span></text:p>
                  </text:list-item>
                </text:list>
              </text:list-item>
              <text:list-item>
                <text:p>Now start FreeRADIUS again:</text:p>
                <text:list>
                  <text:list-item>
                    <text:p><text:span text:style-name="T14">sudo /usr/local/etc/rc.d/radiusd start</text:span></text:p>
                  </text:list-item>
                  <text:list-item>
                    <text:p><text:span text:style-name="T14">sudo /usr/local/etc/rc.d/radiusd status</text:span></text:p>
                  </text:list-item>
                  <text:list-item>
                    <text:p><text:span text:style-name="T15">radiusd is running as pid XXXX.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1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nd debugging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You should review the configuration files carefully</text:p>
                <text:list>
                  <text:list-item>
                    <text:p><text:span text:style-name="T16">/usr/local/etc/raddb/*</text:span></text:p>
                  </text:list-item>
                </text:list>
              </text:list-item>
              <text:list-item>
                <text:p>Debugging mode is extremely useful:</text:p>
                <text:list>
                  <text:list-item>
                    <text:p><text:span text:style-name="T17">sudo /usr/local/etc/rc.d/radiusd stop</text:span></text:p>
                  </text:list-item>
                  <text:list-item>
                    <text:p><text:span text:style-name="T17">sudo radiusd -X</text:span><text:span text:style-name="T7"> </text:span>(capital X)</text:p>
                  </text:list-item>
                </text:list>
              </text:list-item>
              <text:list-item>
                <text:p>Output should end with:</text:p>
                <text:list>
                  <text:list-item>
                    <text:p><text:span text:style-name="T5">Ready to process requests.</text:span></text:p>
                  </text:list-item>
                </text:list>
              </text:list-item>
              <text:list-item>
                <text:p>Server is now running in debugging mode</text:p>
                <text:list>
                  <text:list-item>
                    <text:p>Leave it running, and open another window/session on the server to run more commands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esting the default configur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FreeRADIUS should now respond to RADIUS requests</text:p>
              </text:list-item>
              <text:list-item>
                <text:p>Test by running:</text:p>
                <text:list>
                  <text:list-item>
                    <text:p><text:span text:style-name="T5">radtest test test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Try a local user that does exist, with password:</text:p>
                <text:list>
                  <text:list-item>
                    <text:p><text:span text:style-name="T5">radtest afnog afnog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You should see the server receive the access-request and respond with an access-reject <text:span text:style-name="T4">in both ca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nix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nix authentication is not working!</text:p>
              </text:list-item>
              <text:list-item>
                <text:p>We don't know why!</text:p>
              </text:list-item>
              <text:list-item>
                <text:p>Look carefully at the debug output</text:p>
                <text:list>
                  <text:list-item>
                    <text:p><text:span text:style-name="T7">WARNING: pap : No "known good" password found for the user. <text:s/>Not setting Auth-Type.</text:span></text:p>
                  </text:list-item>
                  <text:list-item>
                    <text:p>This means that no (enabled) user database recognises the user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Check the list of enabled modules:</text:p>
                <text:list>
                  <text:list-item>
                    <text:p><text:span text:style-name="T12">sudo ls /usr/local/etc/raddb/mods-enabled</text:span></text:p>
                  </text:list-item>
                </text:list>
              </text:list-item>
              <text:list-item>
                <text:p>See that <text:span text:style-name="T13">pam</text:span> is not listed</text:p>
              </text:list-item>
              <text:list-item>
                <text:p>Link <text:span text:style-name="T4">/usr/local/etc/raddb/mods-enabled/pam</text:span>:</text:p>
                <text:list>
                  <text:list-item>
                    <text:p><text:span text:style-name="T12">sudo ln -s ../mods-available/pam /usr/local/etc/raddb/mods-enabled/pam</text:span></text:p>
                  </text:list-item>
                </text:list>
              </text:list-item>
              <text:list-item>
                <text:p>Edit <text:span text:style-name="T4">/usr/local/etc/raddb/sites-enabled/default</text:span><text:span text:style-name="T10"> (using sudo):</text:span></text:p>
                <text:list>
                  <text:list-item>
                    <text:p>Find the line that says: <text:span text:style-name="T15"># pam </text:span>and remove the<text:span text:style-name="T15"> #</text:span></text:p>
                  </text:list-item>
                  <text:list-item>
                    <text:p>Find the line that says: <text:span text:style-name="T13"># unix </text:span>and remove the<text:span text:style-name="T13"> #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Restart the radiusd server, in the other window:</text:p>
                <text:list>
                  <text:list-item>
                    <text:p><text:span text:style-name="T18">sudo radiusd -X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2">radtest afnog afnog localhost 0 testing123</text:span></text:p>
                  </text:list-item>
                  <text:list-item>
                    <text:p><text:span text:style-name="T13">Received Access-Accept Id … from 127.0.0.1:1812 …</text:span></text:p>
                  </text:list-item>
                </text:list>
              </text:list-item>
              <text:list-item>
                <text:p>Success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1)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oes Nagios show that the service is up?</text:p>
                <text:list>
                  <text:list-item>
                    <text:p><text:span text:style-name="T18"/></text:p>
                  </text:list-item>
                </text:list>
              </text:list-item>
              <text:list-item>
                <text:p>Why not? It's running:</text:p>
                <text:list>
                  <text:list-item>
                    <text:p><text:span text:style-name="T19">check_radius_adv -r $HOSTADDRESS$ -u afnog -p afnog -s testing123</text:span></text:p>
                  </text:list-item>
                </text:list>
              </text:list-item>
              <text:list-item>
                <text:p>In fact that means:</text:p>
                <text:list>
                  <text:list-item>
                    <text:p><text:span text:style-name="T12">./check_radius_adv -r pcXX.sse.ws.afnog.org -u afnog -p afnog -s testing123</text:span></text:p>
                  </text:list-item>
                  <text:list-item>
                    <text:p><text:span text:style-name="T13">failed to receive a reply from the server, authentication FAILED.</text:span></text:p>
                  </text:list-item>
                </text:list>
              </text:list-item>
              <text:list-item>
                <text:p>Why no reply? Access control.</text:p>
              </text:list-item>
            </text:list>
          </draw:text-box>
        </draw:frame>
        <draw:frame draw:style-name="gr3" draw:text-style-name="P4" draw:layer="layout" svg:width="14.178cm" svg:height="0.81cm" svg:x="4cm" svg:y="5.69cm">
          <draw:image xlink:href="Pictures/100000000000019200000017E2FA7619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2)</text:p>
          </draw:text-box>
        </draw:frame>
        <draw:frame presentation:style-name="pr14" draw:layer="layout" svg:width="25.199cm" svg:height="15.84cm" svg:x="1.4cm" svg:y="4cm" presentation:class="outline" presentation:user-transformed="true">
          <draw:text-box>
            <text:list text:style-name="L2">
              <text:list-item>
                <text:p>Edit <text:span text:style-name="T4">/usr/local/etc/raddb/clients.conf</text:span>:</text:p>
                <text:list>
                  <text:list-item>
                    <text:p>Change:<text:span text:style-name="T18"> </text:span><text:span text:style-name="T13">localhost</text:span><text:span text:style-name="T20"> </text:span>to<text:span text:style-name="T20"> </text:span><text:span text:style-name="T12">afnog_net</text:span></text:p>
                  </text:list-item>
                  <text:list-item>
                    <text:p>Change:<text:span text:style-name="T18"> </text:span><text:span text:style-name="T21">ipaddr = </text:span><text:span text:style-name="T18">127.0.0.1 </text:span>to<text:span text:style-name="T18"> 196.200.208.0</text:span></text:p>
                  </text:list-item>
                  <text:list-item>
                    <text:p>Add:<text:span text:style-name="T18"> netmask = 20</text:span></text:p>
                  </text:list-item>
                </text:list>
              </text:list-item>
              <text:list-item>
                <text:p>Restart FreeRADIUS:</text:p>
                <text:list>
                  <text:list-item>
                    <text:p><text:span text:style-name="T12">sudo /usr/local/etc/rc.d/radiusd restart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2">./check_radius_adv -r pcXX.sse.ws.afnog.org -u afnog -p afnog -s testing123</text:span></text:p>
                  </text:list-item>
                  <text:list-item>
                    <text:p><text:span text:style-name="T13">OK: Access ACCEPT. (code = 2)</text:span></text:p>
                  </text:list-item>
                </text:list>
              </text:list-item>
              <text:list-item>
                <text:p>Success! Now check Nagios again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default shared secret!</text:p>
          </draw:text-box>
        </draw:frame>
        <draw:frame draw:name="Text Placeholder 2" presentation:style-name="pr21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10">Find the section</text:span><text:span text:style-name="T22"> </text:span><text:span text:style-name="T23">client localhost</text:span></text:p>
                  </text:list-item>
                  <text:list-item>
                    <text:p>Change<text:span text:style-name="T22"> </text:span><text:span text:style-name="T7">secret = testing123</text:span><text:span text:style-name="T22"> </text:span>to<text:span text:style-name="T22"> </text:span><text:span text:style-name="T7">secret = </text:span><text:span text:style-name="T17">afnog</text:span></text:p>
                  </text:list-item>
                </text:list>
              </text:list-item>
              <text:list-item>
                <text:p>The secret can be up to 31 characters in length</text:p>
              </text:list-item>
              <text:list-item>
                <text:p>For monitoring purposes, we need the same secret on all the machine and that is “<text:span text:style-name="T13">afnog</text:span>”</text:p>
              </text:list-item>
              <text:list-item>
                <text:p>Restart FreeRADIUS and test with the new secret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Secret (digression)</text:p>
          </draw:text-box>
        </draw:frame>
        <draw:frame presentation:style-name="pr8" draw:layer="layout" svg:width="25.199cm" svg:height="16.04cm" svg:x="1.4cm" svg:y="4cm" presentation:class="outline" presentation:user-transformed="true">
          <draw:text-box>
            <text:list text:style-name="L2">
              <text:list-item>
                <text:p>From RFC 2865:</text:p>
                <text:list>
                  <text:list-item>
                    <text:p>The secret (password shared between the client and the RADIUS server) SHOULD be at least as large and unguessable as a well-chosen password. <text:s/>It is preferred that the secret be at least 16 octets. <text:s/>This is to ensure a sufficiently large range for the secret to provide protection against exhaustive search attacks. The secret MUST NOT be empty (length 0) since this would allow packets to be trivially forged.</text:p>
                  </text:list-item>
                </text:list>
              </text:list-item>
              <text:list-item>
                <text:p>How to generate a new, secure random key:</text:p>
                <text:list>
                  <text:list-item>
                    <text:p><text:span text:style-name="T24">sudo pkg install base64</text:span></text:p>
                  </text:list-item>
                  <text:list-item>
                    <text:p><text:span text:style-name="T24">dd if=/dev/random bs=16 count=1 | base64</text:span></text:p>
                  </text:list-item>
                  <text:list-item>
                    <text:p><text:span text:style-name="T25">eAiYEcnU/nxEsp6of5DaGQ== </text:span>(for example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shared secret in Nagios</text:p>
          </draw:text-box>
        </draw:frame>
        <draw:frame draw:name="Text Placeholder 2" presentation:style-name="pr22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hat happened to our Nagios service when we changed the secret?</text:p>
              </text:list-item>
              <text:list-item>
                <text:p>How do we fix it? Edit <text:span text:style-name="T4">/usr/local/etc/nagios/servers/pcXX.cfg</text:span> again:</text:p>
                <text:list>
                  <text:list-item>
                    <text:p>Find this line:</text:p>
                    <text:list>
                      <text:list-item>
                        <text:p><text:span text:style-name="T13">command_line <text:s text:c="3"/>$USER1$/check_radius_adv -r $HOSTADDRESS$ -u afnog -p afnog -s testing123</text:span></text:p>
                      </text:list-item>
                    </text:list>
                  </text:list-item>
                  <text:list-item>
                    <text:p>Change<text:span text:style-name="T13"> testing123 </text:span>to<text:span text:style-name="T13"> </text:span><text:span text:style-name="T12">afnog</text:span></text:p>
                  </text:list-item>
                  <text:list-item>
                    <text:p>Restart Nagios and check again.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Creating RADIUS users</text:p>
          </draw:text-box>
        </draw:frame>
        <draw:frame presentation:style-name="pr8" draw:layer="layout" svg:width="25.199cm" svg:height="15.469cm" svg:x="1.4cm" svg:y="4cm" presentation:class="outline" presentation:user-transformed="tru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Add this line to <text:span text:style-name="T4">/usr/local/etc/raddb/users</text:span>:</text:p>
                <text:list>
                  <text:list-item>
                    <text:p><text:span text:style-name="T17">john <text:s text:c="3"/>Cleartext-Password := "Smith"</text:span></text:p>
                  </text:list-item>
                  <text:list-item>
                    <text:p>Add it <text:span text:style-name="T26">early</text:span> in the file, before the first DEFAULT line</text:p>
                  </text:list-item>
                </text:list>
              </text:list-item>
              <text:list-item>
                <text:p>Restart FreeRADIUS</text:p>
              </text:list-item>
              <text:list-item>
                <text:p>Test using the radtest command:</text:p>
                <text:list>
                  <text:list-item>
                    <text:p><text:span text:style-name="T17">sudo radtest john Smith pcXX.sse.ws.afnog.org 0 afnog</text:span></text:p>
                  </text:list-item>
                  <text:list-item>
                    <text:p><text:span text:style-name="T7">rad_recv: Access-Accept packet …</text:span></text:p>
                  </text:list-item>
                  <text:list-item>
                    <text:p>Success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2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 client</text:p>
          </draw:text-box>
        </draw:frame>
        <draw:frame presentation:style-name="pr8" draw:layer="layout" svg:width="25.199cm" svg:height="16.322cm" svg:x="1.4cm" svg:y="4cm" presentation:class="outline" presentation:user-transformed="true">
          <draw:text-box>
            <text:list text:style-name="L2">
              <text:list-item>
                <text:p>Now that we have the server working we can configure a client to query the server</text:p>
              </text:list-item>
              <text:list-item>
                <text:p>We could configure a NAS device, if we had one</text:p>
              </text:list-item>
              <text:list-item>
                <text:p>Many authenticated services on FreeBSD (and Linux) use PAM to authenticate users</text:p>
                <text:list>
                  <text:list-item>
                    <text:p>Pluggable Authentication Modules</text:p>
                  </text:list-item>
                  <text:list-item>
                    <text:p>Allows any service to query many different password databases</text:p>
                  </text:list-item>
                  <text:list-item>
                    <text:p>By default just queries the system password database, <text:span text:style-name="T4">/etc/master.passwd</text:span></text:p>
                  </text:list-item>
                  <text:list-item>
                    <text:p>The pam_radius module queries a RADIUS server (AAA) for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1)</text:p>
          </draw:text-box>
        </draw:frame>
        <draw:frame presentation:style-name="Default-outline1" draw:layer="layout" svg:width="25.199cm" svg:height="15.967cm" svg:x="1.4cm" svg:y="4cm" presentation:class="outline" presentation:user-transformed="true">
          <draw:text-box>
            <text:list text:style-name="L2">
              <text:list-item>
                <text:p>Configure the SSH service on our machine to authenticate against our RADIUS server</text:p>
                <text:list>
                  <text:list-item>
                    <text:p>Keep a root shell open, in case you break it!</text:p>
                  </text:list-item>
                  <text:list-item>
                    <text:p>Edit <text:span text:style-name="T4">/etc/pam.d/sshd</text:span></text:p>
                  </text:list-item>
                  <text:list-item>
                    <text:p>Find the line: <text:span text:style-name="T7">auth required pam_unix.so</text:span></text:p>
                  </text:list-item>
                  <text:list-item>
                    <text:p>Add another line before it:</text:p>
                  </text:list-item>
                  <text:list-item>
                    <text:p><text:span text:style-name="T17">auth sufficient pam_radius.so</text:span></text:p>
                  </text:list-item>
                </text:list>
              </text:list-item>
              <text:list-item>
                <text:p>Try connecting with SSH to your machine</text:p>
                <text:list>
                  <text:list-item>
                    <text:p>Try with user <text:span text:style-name="T5">afnog</text:span></text:p>
                  </text:list-item>
                  <text:list-item>
                    <text:p>Do you notice any difference in the password prompt?</text:p>
                  </text:list-item>
                  <text:list-item>
                    <text:p>Now try with user <text:span text:style-name="T5">john</text:span> – this will fail, but why?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2)</text:p>
          </draw:text-box>
        </draw:frame>
        <draw:frame presentation:style-name="pr12" draw:layer="layout" svg:width="25.199cm" svg:height="16.047cm" svg:x="1.4cm" svg:y="4cm" presentation:class="outline" presentation:user-transformed="true">
          <draw:text-box>
            <text:list text:style-name="L2">
              <text:list-item>
                <text:p>What's wrong with authenticating as RADIUS user?</text:p>
                <text:list>
                  <text:list-item>
                    <text:p><text:span text:style-name="T5">tail /var/log/auth.log</text:span> may give you a clue</text:p>
                  </text:list-item>
                  <text:list-item>
                    <text:p>The configuration file <text:span text:style-name="T4">/etc/radius.conf</text:span> is missing</text:p>
                  </text:list-item>
                  <text:list-item>
                    <text:p>PAM doesn't know which RADIUS server to use, or with what shared secret</text:p>
                  </text:list-item>
                </text:list>
              </text:list-item>
              <text:list-item>
                <text:p>Create the file <text:span text:style-name="T4">/etc/radius.conf</text:span>, adding this line:</text:p>
                <text:list>
                  <text:list-item>
                    <text:p><text:span text:style-name="T5">auth 127.0.0.1 afnog</text:span></text:p>
                  </text:list-item>
                </text:list>
              </text:list-item>
              <text:list-item>
                <text:p>SSH requires that the user exists on the local system</text:p>
                <text:list>
                  <text:list-item>
                    <text:p>Otherwise you'll see: <text:span text:style-name="T7">Invalid user john from ...</text:span></text:p>
                  </text:list-item>
                  <text:list-item>
                    <text:p>Create the user by running: <text:span text:style-name="T7">pw useradd john</text:span> </text:p>
                  </text:list-item>
                </text:list>
              </text:list-item>
              <text:list-item>
                <text:p>Now try again with SSH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have we achieved?</text:p>
          </draw:text-box>
        </draw:frame>
        <draw:frame draw:name="Text Placeholder 2" presentation:style-name="pr23" draw:text-style-name="P10" draw:layer="layout" svg:width="25.199cm" svg:height="15cm" svg:x="1.4cm" svg:y="4cm" presentation:class="outline">
          <draw:text-box>
            <text:list text:style-name="L2">
              <text:list-item>
                <text:p>FreeBSD RADIUS server answers authentication requests:</text:p>
                <text:list>
                  <text:list-item>
                    <text:p>Unix password files/database</text:p>
                  </text:list-item>
                  <text:list-item>
                    <text:p>Flat text file (<text:span text:style-name="T7">users</text:span> file)</text:p>
                  </text:list-item>
                </text:list>
              </text:list-item>
              <text:list-item>
                <text:p>SSH login authentication using RADIUS passwords</text:p>
              </text:list-item>
              <text:list-item>
                <text:p>We can deploy new services without having to create separate password databas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more could we do?</text:p>
          </draw:text-box>
        </draw:frame>
        <draw:frame draw:name="TextBox 3" draw:style-name="gr4" draw:text-style-name="P13" draw:layer="layout" svg:width="7.418cm" svg:height="1.725cm" svg:x="-1.269cm" svg:y="1.905cm">
          <draw:text-box>
            <text:p text:style-name="P12"><text:span text:style-name="T27"><text:s text:c="43"/></text:span></text:p>
          </draw:text-box>
        </draw:frame>
        <draw:frame presentation:style-name="Default-outline1" draw:layer="layout" svg:width="25.199cm" svg:height="13.682cm" svg:x="1.4cm" svg:y="4cm" presentation:class="outline" presentation:user-transformed="true">
          <draw:text-box>
            <text:list text:style-name="L2">
              <text:list-item>
                <text:p>Store credentials in:</text:p>
                <text:list>
                  <text:list-item>
                    <text:p>a database (MySQL, PostgreSQL)</text:p>
                  </text:list-item>
                  <text:list-item>
                    <text:p>LDAP</text:p>
                  </text:list-item>
                  <text:list-item>
                    <text:p>Kerberos</text:p>
                  </text:list-item>
                </text:list>
              </text:list-item>
              <text:list-item>
                <text:p>Integrate with network access control (802.1x)</text:p>
              </text:list-item>
              <text:list-item>
                <text:p>Generate accounting data</text:p>
                <text:list>
                  <text:list-item>
                    <text:p>so that we could bill for timed access to resources</text:p>
                  </text:list-item>
                  <text:list-item>
                    <text:p>for example a wireless hotspot or a hotel network</text:p>
                  </text:list-item>
                </text:list>
              </text:list-item>
              <text:list-item>
                <text:p>Generate reports from accounting data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Bibliography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eeRADIUS website</text:p>
                <text:list>
                  <text:list-item>
                    <text:p>http://www.freeradius.org/</text:p>
                  </text:list-item>
                </text:list>
              </text:list-item>
              <text:list-item>
                <text:p>FreeBSD PAM</text:p>
                <text:list>
                  <text:list-item>
                    <text:p>http://www.freebsd.org/doc/en_US.ISO8859-1/articles/pam/index.html</text:p>
                  </text:list-item>
                </text:list>
              </text:list-item>
              <text:list-item>
                <text:p>PAM RADIUS man page</text:p>
                <text:list>
                  <text:list-item>
                    <text:p>http://www.freebsd.org/cgi/man.cgi?query=pam_radius&amp;sektion=8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Chris Wilson</meta:initial-creator>
    <meta:creation-date>2009-05-09T14:59:55</meta:creation-date>
    <dc:creator>Chris Wilson</dc:creator>
    <dc:date>2014-05-27T23:15:23</dc:date>
    <meta:editing-cycles>607</meta:editing-cycles>
    <meta:editing-duration>P10DT15H8M34S</meta:editing-duration>
    <meta:document-statistic meta:object-count="219"/>
    <meta:user-defined meta:name="Info 1"/>
    <meta:user-defined meta:name="Info 2"/>
    <meta:user-defined meta:name="Info 3"/>
    <meta:user-defined meta:name="Info 4"/>
  </office:meta>
</office:document-meta>
</file>